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C00000322005C6B72051FD92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0000" draw:marker-start-width="0.358cm" draw:marker-end-width="0.358cm" draw:fill-color="#ffffff" draw:textarea-horizontal-align="justify" draw:textarea-vertical-align="middle" draw:auto-grow-height="false" fo:min-height="1.275cm" fo:min-width="1.816cm" fo:padding-top="0.177cm" fo:padding-bottom="0.177cm" fo:padding-left="0.302cm" fo:padding-right="0.302cm" fo:wrap-option="wrap"/>
      <style:paragraph-properties style:writing-mode="lr-tb"/>
    </style:style>
    <style:style style:name="gr3" style:family="graphic" style:parent-style-name="standard" style:list-style-name="L1">
      <style:graphic-properties svg:stroke-width="0.106cm" svg:stroke-color="#ffbf00" draw:marker-start-width="0.359cm" draw:marker-end-width="0.359cm" svg:stroke-opacity="100%" draw:fill-color="#ffffff" draw:opacity="90%" draw:textarea-horizontal-align="justify" draw:textarea-vertical-align="middle" draw:auto-grow-height="false" fo:min-height="1.836cm" fo:min-width="4.481cm" fo:padding-top="0.178cm" fo:padding-bottom="0.178cm" fo:padding-left="0.303cm" fo:padding-right="0.303cm" fo:wrap-option="wrap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75cm" fo:min-width="4cm"/>
      <style:paragraph-properties style:writing-mode="lr-tb"/>
    </style:style>
    <style:style style:name="gr5" style:family="graphic" style:parent-style-name="objectwithoutfill">
      <style:graphic-properties draw:marker-end="線の終点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ffff" draw:opacity="90%"/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15%" fo:text-align="center" fo:text-indent="0cm"/>
    </style:style>
    <style:style style:name="P6" style:family="paragraph">
      <style:paragraph-properties fo:line-height="115%" fo:text-align="center"/>
    </style:style>
    <style:style style:name="P7" style:family="paragraph">
      <loext:graphic-properties draw:fill-color="#ffffff"/>
      <style:paragraph-properties fo:line-height="115%"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4.322cm" svg:height="14.146cm" svg:x="3.5cm" svg:y="7.854cm">
          <draw:image xlink:href="Pictures/100000010000032C00000322005C6B72051FD927.png" xlink:type="simple" xlink:show="embed" xlink:actuate="onLoad" draw:mime-type="image/png">
            <text:p/>
          </draw:image>
        </draw:frame>
        <draw:custom-shape draw:style-name="gr2" draw:text-style-name="P2" draw:layer="layout" svg:width="2.5cm" svg:height="1.646cm" svg:x="3.5cm" svg:y="9.5cm">
          <text:p text:style-name="P1"><text:span text:style-name="T1">5V</text:span></text:p>
          <text:p text:style-name="P1">端子</text:p>
          <draw:enhanced-geometry svg:viewBox="0 0 21600 21600" draw:text-areas="800 800 20800 20800" draw:type="round-rectangular-callout" draw:modifiers="23603.6785285886 31685.2459016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xml:id="id2" draw:id="id2" draw:layer="layout" svg:width="5.493cm" svg:height="2.366cm" draw:transform="skewX (-0.00471238898038469) translate (9.2cm 18.6cm)">
          <text:p text:style-name="P3"><text:span text:style-name="T2">アナログ入力</text:span><text:span text:style-name="T3">は</text:span></text:p>
          <text:p text:style-name="P1"><text:span text:style-name="T1">3.3V</text:span></text:p>
          <text:p text:style-name="P1"><text:span text:style-name="T3">まで</text:span></text:p>
          <draw:enhanced-geometry svg:viewBox="0 0 21600 21600" draw:text-areas="800 800 20800 20800" draw:type="round-rectangular-callout" draw:modifiers="-3727.12049508555 -1615.20912547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xml:id="id1" draw:id="id1" draw:layer="layout" svg:width="4.5cm" svg:height="4cm" svg:x="13cm" svg:y="9.5cm">
          <text:p text:style-name="P5">常に</text:p>
          <text:p text:style-name="P6">入力電圧が<text:span text:style-name="T4">3.3V</text:span><text:span text:style-name="T4">オーバー</text:span></text:p>
          <text:p text:style-name="P6">⇒4095が表示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curve" svg:x1="15.25cm" svg:y1="13.5cm" svg:x2="11.946cm" svg:y2="18.6cm" draw:start-shape="id1" draw:start-glue-point="2" draw:end-shape="id2" draw:end-glue-point="0" svg:d="M15250 13500c0 3654-3304 1104-3304 5100" svg:viewBox="0 0 3305 51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04T20:51:28.157000000</dc:date>
    <meta:editing-duration>PT13M30S</meta:editing-duration>
    <meta:editing-cycles>18</meta:editing-cycles>
    <meta:generator>LibreOffice/7.3.7.2$Windows_X86_64 LibreOffice_project/e114eadc50a9ff8d8c8a0567d6da8f454beeb84f</meta:generator>
    <meta:document-statistic meta:object-count="5"/>
  </office:meta>
</office:document-meta>
</file>